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.8736in" svg:y="4.487in">
            <draw:object draw:notify-on-update-of-ranges="Sheet1.A1:Sheet1.A1 Sheet1.B1:Sheet1.K1 Sheet1.A2:Sheet1.A2 Sheet1.B2:Sheet1.K2 Sheet1.A3:Sheet1.A3 Sheet1.B3:Sheet1.K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8.237in" svg:y="0.4929in">
            <draw:object draw:notify-on-update-of-ranges="Sheet1.A1:Sheet1.A1 Sheet1.B1:Sheet1.L1 Sheet1.A2:Sheet1.A2 Sheet1.B2:Sheet1.L2 Sheet1.A3:Sheet1.A3 Sheet1.B3:Sheet1.L3 Sheet1.A4:Sheet1.A4 Sheet1.B4:Sheet1.L4 Sheet1.A5:Sheet1.A5 Sheet1.B5:Sheet1.L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9283in" svg:y="5.2776in">
            <draw:object draw:notify-on-update-of-ranges="Sheet1.A25:Sheet1.A25 Sheet1.B25:Sheet1.K25 Sheet1.A26:Sheet1.A26 Sheet1.B26:Sheet1.K26 Sheet1.A27:Sheet1.A27 Sheet1.B27:Sheet1.K27 Sheet1.A28:Sheet1.A28 Sheet1.B28:Sheet1.K28 Sheet1.A29:Sheet1.A29 Sheet1.B29:Sheet1.K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0.9941in" svg:y="2.5311in">
            <draw:object draw:notify-on-update-of-ranges="Sheet1.A9:Sheet1.A9 Sheet1.B9:Sheet1.K9 Sheet1.A10:Sheet1.A10 Sheet1.B10:Sheet1.K10 Sheet1.A11:Sheet1.A11 Sheet1.B11:Sheet1.K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nod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.69">
            <text:p>124.69</text:p>
          </table:table-cell>
          <table:table-cell office:value-type="float" office:value="124.627">
            <text:p>124.627</text:p>
          </table:table-cell>
          <table:table-cell office:value-type="float" office:value="124.45">
            <text:p>124.45</text:p>
          </table:table-cell>
          <table:table-cell office:value-type="float" office:value="123.63">
            <text:p>123.63</text:p>
          </table:table-cell>
          <table:table-cell office:value-type="float" office:value="124.69">
            <text:p>124.69</text:p>
          </table:table-cell>
          <table:table-cell office:value-type="float" office:value="123.71">
            <text:p>123.71</text:p>
          </table:table-cell>
          <table:table-cell office:value-type="float" office:value="124.6">
            <text:p>124.6</text:p>
          </table:table-cell>
          <table:table-cell office:value-type="float" office:value="123.52">
            <text:p>123.52</text:p>
          </table:table-cell>
          <table:table-cell office:value-type="float" office:value="123.7">
            <text:p>123.7</text:p>
          </table:table-cell>
          <table:table-cell office:value-type="float" office:value="122.58">
            <text:p>122.58</text:p>
          </table:table-cell>
          <table:table-cell table:formula="of:=AVERAGE([.B2:.K2])" office:value-type="float" office:value="124.0197">
            <text:p>124.019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9">
            <text:p>77.69</text:p>
          </table:table-cell>
          <table:table-cell office:value-type="float" office:value="77.67">
            <text:p>77.67</text:p>
          </table:table-cell>
          <table:table-cell office:value-type="float" office:value="77.42">
            <text:p>77.42</text:p>
          </table:table-cell>
          <table:table-cell office:value-type="float" office:value="77.74">
            <text:p>77.74</text:p>
          </table:table-cell>
          <table:table-cell office:value-type="float" office:value="77.73">
            <text:p>77.73</text:p>
          </table:table-cell>
          <table:table-cell office:value-type="float" office:value="77.53">
            <text:p>77.53</text:p>
          </table:table-cell>
          <table:table-cell office:value-type="float" office:value="77.59">
            <text:p>77.59</text:p>
          </table:table-cell>
          <table:table-cell office:value-type="float" office:value="79.75">
            <text:p>79.75</text:p>
          </table:table-cell>
          <table:table-cell office:value-type="float" office:value="77.5">
            <text:p>77.5</text:p>
          </table:table-cell>
          <table:table-cell office:value-type="float" office:value="77.7">
            <text:p>77.7</text:p>
          </table:table-cell>
          <table:table-cell table:formula="of:=AVERAGE([.B3:.K3])" office:value-type="float" office:value="77.832">
            <text:p>77.832</text:p>
          </table:table-cell>
          <table:table-cell table:formula="of:=[.L2]/[.L3]" office:value-type="float" office:value="1.5934281529448">
            <text:p>1.59342815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.7">
            <text:p>55.7</text:p>
          </table:table-cell>
          <table:table-cell office:value-type="float" office:value="52.62">
            <text:p>52.62</text:p>
          </table:table-cell>
          <table:table-cell office:value-type="float" office:value="50.58">
            <text:p>50.58</text:p>
          </table:table-cell>
          <table:table-cell office:value-type="float" office:value="50.62">
            <text:p>50.62</text:p>
          </table:table-cell>
          <table:table-cell office:value-type="float" office:value="54.57">
            <text:p>54.57</text:p>
          </table:table-cell>
          <table:table-cell office:value-type="float" office:value="52.51">
            <text:p>52.51</text:p>
          </table:table-cell>
          <table:table-cell office:value-type="float" office:value="53.68">
            <text:p>53.68</text:p>
          </table:table-cell>
          <table:table-cell office:value-type="float" office:value="52.51">
            <text:p>52.51</text:p>
          </table:table-cell>
          <table:table-cell office:value-type="float" office:value="53.56">
            <text:p>53.56</text:p>
          </table:table-cell>
          <table:table-cell office:value-type="float" office:value="53.62">
            <text:p>53.62</text:p>
          </table:table-cell>
          <table:table-cell table:formula="of:=AVERAGE([.B4:.K4])" office:value-type="float" office:value="52.997">
            <text:p>52.99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.13">
            <text:p>52.13</text:p>
          </table:table-cell>
          <table:table-cell office:value-type="float" office:value="47.74">
            <text:p>47.74</text:p>
          </table:table-cell>
          <table:table-cell office:value-type="float" office:value="43.79">
            <text:p>43.79</text:p>
          </table:table-cell>
          <table:table-cell office:value-type="float" office:value="47.76">
            <text:p>47.76</text:p>
          </table:table-cell>
          <table:table-cell office:value-type="float" office:value="42.58">
            <text:p>42.58</text:p>
          </table:table-cell>
          <table:table-cell office:value-type="float" office:value="41.75">
            <text:p>41.75</text:p>
          </table:table-cell>
          <table:table-cell office:value-type="float" office:value="43.81">
            <text:p>43.81</text:p>
          </table:table-cell>
          <table:table-cell office:value-type="float" office:value="45.79">
            <text:p>45.79</text:p>
          </table:table-cell>
          <table:table-cell office:value-type="float" office:value="44.81">
            <text:p>44.81</text:p>
          </table:table-cell>
          <table:table-cell office:value-type="float" office:value="44.71">
            <text:p>44.71</text:p>
          </table:table-cell>
          <table:table-cell table:formula="of:=AVERAGE([.B5:.K5])" office:value-type="float" office:value="45.487">
            <text:p>45.487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2">
          <table:table-cell office:value-type="string">
            <text:p>Ap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Hadoop</text:p>
          </table:table-cell>
          <table:table-cell office:value-type="float" office:value="124.69">
            <text:p>124.69</text:p>
          </table:table-cell>
          <table:table-cell office:value-type="float" office:value="124.627">
            <text:p>124.627</text:p>
          </table:table-cell>
          <table:table-cell office:value-type="float" office:value="124.45">
            <text:p>124.45</text:p>
          </table:table-cell>
          <table:table-cell office:value-type="float" office:value="123.63">
            <text:p>123.63</text:p>
          </table:table-cell>
          <table:table-cell office:value-type="float" office:value="124.69">
            <text:p>124.69</text:p>
          </table:table-cell>
          <table:table-cell office:value-type="float" office:value="123.71">
            <text:p>123.71</text:p>
          </table:table-cell>
          <table:table-cell office:value-type="float" office:value="124.6">
            <text:p>124.6</text:p>
          </table:table-cell>
          <table:table-cell office:value-type="float" office:value="123.52">
            <text:p>123.52</text:p>
          </table:table-cell>
          <table:table-cell office:value-type="float" office:value="123.7">
            <text:p>123.7</text:p>
          </table:table-cell>
          <table:table-cell office:value-type="float" office:value="122.58">
            <text:p>122.58</text:p>
          </table:table-cell>
          <table:table-cell table:number-columns-repeated="2"/>
        </table:table-row>
        <table:table-row table:style-name="ro1">
          <table:table-cell office:value-type="string">
            <text:p>Java</text:p>
          </table:table-cell>
          <table:table-cell office:value-type="float" office:value="9.17">
            <text:p>9.17</text:p>
          </table:table-cell>
          <table:table-cell office:value-type="float" office:value="8.99">
            <text:p>8.99</text:p>
          </table:table-cell>
          <table:table-cell office:value-type="float" office:value="9.19">
            <text:p>9.19</text:p>
          </table:table-cell>
          <table:table-cell office:value-type="float" office:value="8.95">
            <text:p>8.95</text:p>
          </table:table-cell>
          <table:table-cell office:value-type="float" office:value="8.92">
            <text:p>8.92</text:p>
          </table:table-cell>
          <table:table-cell office:value-type="float" office:value="8.94">
            <text:p>8.94</text:p>
          </table:table-cell>
          <table:table-cell office:value-type="float" office:value="8.97">
            <text:p>8.97</text:p>
          </table:table-cell>
          <table:table-cell office:value-type="float" office:value="9.17">
            <text:p>9.17</text:p>
          </table:table-cell>
          <table:table-cell office:value-type="float" office:value="8.92">
            <text:p>8.92</text:p>
          </table:table-cell>
          <table:table-cell office:value-type="float" office:value="8.86">
            <text:p>8.86</text:p>
          </table:table-cell>
          <table:table-cell table:number-columns-repeated="2"/>
        </table:table-row>
        <table:table-row table:style-name="ro1" table:number-rows-repeated="10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office:value-type="string">
            <text:p>local wordcount</text:p>
          </table:table-cell>
          <table:table-cell office:value-type="string">
            <text:p>(virtualmachine)</text:p>
          </table:table-cell>
          <table:table-cell table:number-columns-repeated="11"/>
        </table:table-row>
        <table:table-row table:style-name="ro1">
          <table:table-cell office:value-type="string">
            <text:p>thread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7">
            <text:p>9.17</text:p>
          </table:table-cell>
          <table:table-cell office:value-type="float" office:value="8.99">
            <text:p>8.99</text:p>
          </table:table-cell>
          <table:table-cell office:value-type="float" office:value="9.19">
            <text:p>9.19</text:p>
          </table:table-cell>
          <table:table-cell office:value-type="float" office:value="8.95">
            <text:p>8.95</text:p>
          </table:table-cell>
          <table:table-cell office:value-type="float" office:value="8.92">
            <text:p>8.92</text:p>
          </table:table-cell>
          <table:table-cell office:value-type="float" office:value="8.94">
            <text:p>8.94</text:p>
          </table:table-cell>
          <table:table-cell office:value-type="float" office:value="8.97">
            <text:p>8.97</text:p>
          </table:table-cell>
          <table:table-cell office:value-type="float" office:value="9.17">
            <text:p>9.17</text:p>
          </table:table-cell>
          <table:table-cell office:value-type="float" office:value="8.92">
            <text:p>8.92</text:p>
          </table:table-cell>
          <table:table-cell office:value-type="float" office:value="8.86">
            <text:p>8.86</text:p>
          </table:table-cell>
          <table:table-cell table:formula="of:=AVERAGE([.B26:.K26])" office:value-type="float" office:value="9.008">
            <text:p>9.00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.35">
            <text:p>10.35</text:p>
          </table:table-cell>
          <table:table-cell office:value-type="float" office:value="10.2">
            <text:p>10.2</text:p>
          </table:table-cell>
          <table:table-cell office:value-type="float" office:value="10.24">
            <text:p>10.24</text:p>
          </table:table-cell>
          <table:table-cell office:value-type="float" office:value="10.26">
            <text:p>10.26</text:p>
          </table:table-cell>
          <table:table-cell office:value-type="float" office:value="10.32">
            <text:p>10.32</text:p>
          </table:table-cell>
          <table:table-cell office:value-type="float" office:value="10.28">
            <text:p>10.28</text:p>
          </table:table-cell>
          <table:table-cell office:value-type="float" office:value="10.38">
            <text:p>10.38</text:p>
          </table:table-cell>
          <table:table-cell office:value-type="float" office:value="10.18">
            <text:p>10.18</text:p>
          </table:table-cell>
          <table:table-cell office:value-type="float" office:value="10.27">
            <text:p>10.27</text:p>
          </table:table-cell>
          <table:table-cell table:formula="of:=AVERAGE([.B27:.K27])" office:value-type="float" office:value="10.283">
            <text:p>10.28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93">
            <text:p>10.93</text:p>
          </table:table-cell>
          <table:table-cell office:value-type="float" office:value="11.04">
            <text:p>11.04</text:p>
          </table:table-cell>
          <table:table-cell office:value-type="float" office:value="10.89">
            <text:p>10.89</text:p>
          </table:table-cell>
          <table:table-cell office:value-type="float" office:value="10.95">
            <text:p>10.95</text:p>
          </table:table-cell>
          <table:table-cell office:value-type="float" office:value="10.91">
            <text:p>10.91</text:p>
          </table:table-cell>
          <table:table-cell office:value-type="float" office:value="11">
            <text:p>11</text:p>
          </table:table-cell>
          <table:table-cell office:value-type="float" office:value="10.98">
            <text:p>10.98</text:p>
          </table:table-cell>
          <table:table-cell office:value-type="float" office:value="11.02">
            <text:p>11.02</text:p>
          </table:table-cell>
          <table:table-cell office:value-type="float" office:value="10.94">
            <text:p>10.94</text:p>
          </table:table-cell>
          <table:table-cell office:value-type="float" office:value="11.01">
            <text:p>11.01</text:p>
          </table:table-cell>
          <table:table-cell table:formula="of:=AVERAGE([.B28:.K28])" office:value-type="float" office:value="10.967">
            <text:p>10.9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56">
            <text:p>10.56</text:p>
          </table:table-cell>
          <table:table-cell table:number-columns-repeated="2" office:value-type="float" office:value="10.51">
            <text:p>10.51</text:p>
          </table:table-cell>
          <table:table-cell table:number-columns-repeated="2" office:value-type="float" office:value="10.49">
            <text:p>10.49</text:p>
          </table:table-cell>
          <table:table-cell office:value-type="float" office:value="10.5">
            <text:p>10.5</text:p>
          </table:table-cell>
          <table:table-cell office:value-type="float" office:value="10.59">
            <text:p>10.59</text:p>
          </table:table-cell>
          <table:table-cell office:value-type="float" office:value="10.54">
            <text:p>10.54</text:p>
          </table:table-cell>
          <table:table-cell office:value-type="float" office:value="10.51">
            <text:p>10.51</text:p>
          </table:table-cell>
          <table:table-cell office:value-type="float" office:value="10.58">
            <text:p>10.58</text:p>
          </table:table-cell>
          <table:table-cell table:formula="of:=AVERAGE([.B29:.K29])" office:value-type="float" office:value="10.528">
            <text:p>10.52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local wordcount</text:p>
          </table:table-cell>
          <table:table-cell office:value-type="string">
            <text:p>My machine</text:p>
          </table:table-cell>
          <table:table-cell table:number-columns-repeated="11"/>
        </table:table-row>
        <table:table-row table:style-name="ro1">
          <table:table-cell office:value-type="string">
            <text:p>threads </text:p>
          </table:table-cell>
          <table:table-cell office:value-type="string">
            <text:p>time</text:p>
          </table:table-cell>
          <table:table-cell table:number-columns-repeated="9"/>
          <table:table-cell office:value-type="string">
            <text:p>aver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18">
            <text:p>5.18</text:p>
          </table:table-cell>
          <table:table-cell office:value-type="float" office:value="5.23">
            <text:p>5.23</text:p>
          </table:table-cell>
          <table:table-cell office:value-type="float" office:value="5.2">
            <text:p>5.2</text:p>
          </table:table-cell>
          <table:table-cell office:value-type="float" office:value="5.13">
            <text:p>5.13</text:p>
          </table:table-cell>
          <table:table-cell office:value-type="float" office:value="5.19">
            <text:p>5.19</text:p>
          </table:table-cell>
          <table:table-cell office:value-type="float" office:value="5.2">
            <text:p>5.2</text:p>
          </table:table-cell>
          <table:table-cell office:value-type="float" office:value="5.26">
            <text:p>5.26</text:p>
          </table:table-cell>
          <table:table-cell office:value-type="float" office:value="5.19">
            <text:p>5.19</text:p>
          </table:table-cell>
          <table:table-cell office:value-type="float" office:value="5.1">
            <text:p>5.1</text:p>
          </table:table-cell>
          <table:table-cell office:value-type="float" office:value="5.23">
            <text:p>5.23</text:p>
          </table:table-cell>
          <table:table-cell table:formula="of:=AVERAGE([.B33:.K33])" office:value-type="float" office:value="5.191">
            <text:p>5.19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86">
            <text:p>2.86</text:p>
          </table:table-cell>
          <table:table-cell office:value-type="float" office:value="2.88">
            <text:p>2.88</text:p>
          </table:table-cell>
          <table:table-cell office:value-type="float" office:value="2.86">
            <text:p>2.86</text:p>
          </table:table-cell>
          <table:table-cell office:value-type="float" office:value="2.58">
            <text:p>2.58</text:p>
          </table:table-cell>
          <table:table-cell office:value-type="float" office:value="2.56">
            <text:p>2.56</text:p>
          </table:table-cell>
          <table:table-cell table:number-columns-repeated="2"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7">
            <text:p>2.87</text:p>
          </table:table-cell>
          <table:table-cell office:value-type="float" office:value="2.88">
            <text:p>2.88</text:p>
          </table:table-cell>
          <table:table-cell table:formula="of:=AVERAGE([.B34:.K34])" office:value-type="float" office:value="2.808">
            <text:p>2.80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3">
            <text:p>1.83</text:p>
          </table:table-cell>
          <table:table-cell office:value-type="float" office:value="1.86">
            <text:p>1.86</text:p>
          </table:table-cell>
          <table:table-cell office:value-type="float" office:value="1.93">
            <text:p>1.93</text:p>
          </table:table-cell>
          <table:table-cell office:value-type="float" office:value="1.89">
            <text:p>1.89</text:p>
          </table:table-cell>
          <table:table-cell office:value-type="float" office:value="1.85">
            <text:p>1.85</text:p>
          </table:table-cell>
          <table:table-cell office:value-type="float" office:value="1.83">
            <text:p>1.83</text:p>
          </table:table-cell>
          <table:table-cell office:value-type="float" office:value="1.86">
            <text:p>1.86</text:p>
          </table:table-cell>
          <table:table-cell office:value-type="float" office:value="1.91">
            <text:p>1.91</text:p>
          </table:table-cell>
          <table:table-cell office:value-type="float" office:value="1.84">
            <text:p>1.84</text:p>
          </table:table-cell>
          <table:table-cell office:value-type="float" office:value="1.87">
            <text:p>1.87</text:p>
          </table:table-cell>
          <table:table-cell table:formula="of:=AVERAGE([.B35:.K35])" office:value-type="float" office:value="1.867">
            <text:p>1.8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9">
            <text:p>1.79</text:p>
          </table:table-cell>
          <table:table-cell office:value-type="float" office:value="1.76">
            <text:p>1.76</text:p>
          </table:table-cell>
          <table:table-cell office:value-type="float" office:value="1.75">
            <text:p>1.75</text:p>
          </table:table-cell>
          <table:table-cell office:value-type="float" office:value="1.76">
            <text:p>1.76</text:p>
          </table:table-cell>
          <table:table-cell office:value-type="float" office:value="1.78">
            <text:p>1.78</text:p>
          </table:table-cell>
          <table:table-cell office:value-type="float" office:value="1.8">
            <text:p>1.8</text:p>
          </table:table-cell>
          <table:table-cell office:value-type="float" office:value="1.77">
            <text:p>1.77</text:p>
          </table:table-cell>
          <table:table-cell table:number-columns-repeated="2" office:value-type="float" office:value="1.73">
            <text:p>1.73</text:p>
          </table:table-cell>
          <table:table-cell office:value-type="float" office:value="1.79">
            <text:p>1.79</text:p>
          </table:table-cell>
          <table:table-cell table:formula="of:=AVERAGE([.B36:.K36])" office:value-type="float" office:value="1.766">
            <text:p>1.7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09:49</meta:creation-date>
    <dc:date>2012-10-16T21:13:08</dc:date>
    <meta:editing-duration>PT5H46M57S</meta:editing-duration>
    <meta:editing-cycles>9</meta:editing-cycles>
    <meta:generator>LibreOffice/3.6$Linux_X86_64 LibreOffice_project/360m1$Build-2</meta:generator>
    <meta:document-statistic meta:table-count="1" meta:cell-count="2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6cm" chart:style-name="ch2">
          <text:p>Comparison Hadoop Map/Reduce</text:p>
        </chart:title>
        <chart:legend chart:legend-position="end" svg:x="14.471cm" svg:y="3.952cm" style:legend-expansion="high" chart:style-name="ch3"/>
        <chart:plot-area chart:style-name="ch4" table:cell-range-address="Sheet1.A1:Sheet1.K3" chart:data-source-has-labels="both" svg:x="1.331cm" svg:y="1.635cm" svg:width="12.5cm" svg:height="6.204cm">
          <chartooo:coordinate-region svg:x="2.138cm" svg:y="1.834cm" svg:width="11.506cm" svg:height="5.358cm"/>
          <chart:axis chart:dimension="x" chart:name="primary-x" chart:style-name="ch5" chartooo:axis-type="auto">
            <chartooo:date-scale/>
            <chart:title svg:x="7.206cm" svg:y="8.019cm" chart:style-name="ch6">
              <text:p>Trial</text:p>
            </chart:title>
            <chart:categories table:cell-range-address="Sheet1.B1:Sheet1.K1"/>
          </chart:axis>
          <chart:axis chart:dimension="y" chart:name="primary-y" chart:style-name="ch5">
            <chart:title svg:x="0.451cm" svg:y="5.94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K2" chart:label-cell-address="Sheet1.A2:Sheet1.A2" chart:class="chart:line">
            <chart:data-point chart:repeated="10"/>
          </chart:series>
          <chart:series chart:style-name="ch10" chart:values-cell-range-address="Sheet1.B3:Sheet1.K3" chart:label-cell-address="Sheet1.A3:Sheet1.A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K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float" office:value="124.69">
                <text:p>124.69</text:p>
                <draw:g>
                  <svg:desc>Sheet1.B2:Sheet1.K2</svg:desc>
                </draw:g>
              </table:table-cell>
              <table:table-cell office:value-type="float" office:value="124.627">
                <text:p>124.627</text:p>
              </table:table-cell>
              <table:table-cell office:value-type="float" office:value="124.45">
                <text:p>124.45</text:p>
              </table:table-cell>
              <table:table-cell office:value-type="float" office:value="123.63">
                <text:p>123.63</text:p>
              </table:table-cell>
              <table:table-cell office:value-type="float" office:value="124.69">
                <text:p>124.69</text:p>
              </table:table-cell>
              <table:table-cell office:value-type="float" office:value="123.71">
                <text:p>123.71</text:p>
              </table:table-cell>
              <table:table-cell office:value-type="float" office:value="124.6">
                <text:p>124.6</text:p>
              </table:table-cell>
              <table:table-cell office:value-type="float" office:value="123.52">
                <text:p>123.52</text:p>
              </table:table-cell>
              <table:table-cell office:value-type="float" office:value="123.7">
                <text:p>123.7</text:p>
              </table:table-cell>
              <table:table-cell office:value-type="float" office:value="122.58">
                <text:p>122.58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77.69">
                <text:p>77.69</text:p>
                <draw:g>
                  <svg:desc>Sheet1.B3:Sheet1.K3</svg:desc>
                </draw:g>
              </table:table-cell>
              <table:table-cell office:value-type="float" office:value="77.67">
                <text:p>77.67</text:p>
              </table:table-cell>
              <table:table-cell office:value-type="float" office:value="77.42">
                <text:p>77.42</text:p>
              </table:table-cell>
              <table:table-cell office:value-type="float" office:value="77.74">
                <text:p>77.74</text:p>
              </table:table-cell>
              <table:table-cell office:value-type="float" office:value="77.73">
                <text:p>77.73</text:p>
              </table:table-cell>
              <table:table-cell office:value-type="float" office:value="77.53">
                <text:p>77.53</text:p>
              </table:table-cell>
              <table:table-cell office:value-type="float" office:value="77.59">
                <text:p>77.59</text:p>
              </table:table-cell>
              <table:table-cell office:value-type="float" office:value="79.75">
                <text:p>79.75</text:p>
              </table:table-cell>
              <table:table-cell office:value-type="float" office:value="77.5">
                <text:p>77.5</text:p>
              </table:table-cell>
              <table:table-cell office:value-type="float" office:value="77.7">
                <text:p>7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Comparison of Hadoop</text:p>
        </chart:title>
        <chart:legend chart:legend-position="end" svg:x="14.471cm" svg:y="3.454cm" style:legend-expansion="high" chart:style-name="ch3"/>
        <chart:plot-area chart:style-name="ch4" table:cell-range-address="Sheet1.A1:Sheet1.L5" chart:data-source-has-labels="both" svg:x="1.331cm" svg:y="1.635cm" svg:width="12.5cm" svg:height="6.204cm">
          <chartooo:coordinate-region svg:x="2.138cm" svg:y="1.834cm" svg:width="11.693cm" svg:height="5.358cm"/>
          <chart:axis chart:dimension="x" chart:name="primary-x" chart:style-name="ch5" chartooo:axis-type="auto">
            <chartooo:date-scale/>
            <chart:title svg:x="7.206cm" svg:y="8.019cm" chart:style-name="ch6">
              <text:p>Trial</text:p>
            </chart:title>
            <chart:categories table:cell-range-address="Sheet1.B1:Sheet1.L1"/>
          </chart:axis>
          <chart:axis chart:dimension="y" chart:name="primary-y" chart:style-name="ch5">
            <chart:title svg:x="0.451cm" svg:y="5.95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series chart:style-name="ch10" chart:values-cell-range-address="Sheet1.B3:Sheet1.L3" chart:label-cell-address="Sheet1.A3:Sheet1.A3" chart:class="chart:line">
            <chart:data-point chart:repeated="11"/>
          </chart:series>
          <chart:series chart:style-name="ch11" chart:values-cell-range-address="Sheet1.B4:Sheet1.L4" chart:label-cell-address="Sheet1.A4:Sheet1.A4" chart:class="chart:line">
            <chart:data-point chart:repeated="11"/>
          </chart:series>
          <chart:series chart:style-name="ch12" chart:values-cell-range-address="Sheet1.B5:Sheet1.L5" chart:label-cell-address="Sheet1.A5:Sheet1.A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L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float" office:value="124.69">
                <text:p>124.69</text:p>
                <draw:g>
                  <svg:desc>Sheet1.B2:Sheet1.L2</svg:desc>
                </draw:g>
              </table:table-cell>
              <table:table-cell office:value-type="float" office:value="124.627">
                <text:p>124.627</text:p>
              </table:table-cell>
              <table:table-cell office:value-type="float" office:value="124.45">
                <text:p>124.45</text:p>
              </table:table-cell>
              <table:table-cell office:value-type="float" office:value="123.63">
                <text:p>123.63</text:p>
              </table:table-cell>
              <table:table-cell office:value-type="float" office:value="124.69">
                <text:p>124.69</text:p>
              </table:table-cell>
              <table:table-cell office:value-type="float" office:value="123.71">
                <text:p>123.71</text:p>
              </table:table-cell>
              <table:table-cell office:value-type="float" office:value="124.6">
                <text:p>124.6</text:p>
              </table:table-cell>
              <table:table-cell office:value-type="float" office:value="123.52">
                <text:p>123.52</text:p>
              </table:table-cell>
              <table:table-cell office:value-type="float" office:value="123.7">
                <text:p>123.7</text:p>
              </table:table-cell>
              <table:table-cell office:value-type="float" office:value="122.58">
                <text:p>122.58</text:p>
              </table:table-cell>
              <table:table-cell office:value-type="float" office:value="124.0197">
                <text:p>124.0197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77.69">
                <text:p>77.69</text:p>
                <draw:g>
                  <svg:desc>Sheet1.B3:Sheet1.L3</svg:desc>
                </draw:g>
              </table:table-cell>
              <table:table-cell office:value-type="float" office:value="77.67">
                <text:p>77.67</text:p>
              </table:table-cell>
              <table:table-cell office:value-type="float" office:value="77.42">
                <text:p>77.42</text:p>
              </table:table-cell>
              <table:table-cell office:value-type="float" office:value="77.74">
                <text:p>77.74</text:p>
              </table:table-cell>
              <table:table-cell office:value-type="float" office:value="77.73">
                <text:p>77.73</text:p>
              </table:table-cell>
              <table:table-cell office:value-type="float" office:value="77.53">
                <text:p>77.53</text:p>
              </table:table-cell>
              <table:table-cell office:value-type="float" office:value="77.59">
                <text:p>77.59</text:p>
              </table:table-cell>
              <table:table-cell office:value-type="float" office:value="79.75">
                <text:p>79.75</text:p>
              </table:table-cell>
              <table:table-cell office:value-type="float" office:value="77.5">
                <text:p>77.5</text:p>
              </table:table-cell>
              <table:table-cell office:value-type="float" office:value="77.7">
                <text:p>77.7</text:p>
              </table:table-cell>
              <table:table-cell office:value-type="float" office:value="77.832">
                <text:p>77.832</text:p>
              </table:table-cell>
            </table:table-row>
            <table:table-row>
              <table:table-cell office:value-type="string">
                <text:p>4</text:p>
                <draw:g>
                  <svg:desc>Sheet1.A4:Sheet1.A4</svg:desc>
                </draw:g>
              </table:table-cell>
              <table:table-cell office:value-type="float" office:value="55.7">
                <text:p>55.7</text:p>
                <draw:g>
                  <svg:desc>Sheet1.B4:Sheet1.L4</svg:desc>
                </draw:g>
              </table:table-cell>
              <table:table-cell office:value-type="float" office:value="52.62">
                <text:p>52.62</text:p>
              </table:table-cell>
              <table:table-cell office:value-type="float" office:value="50.58">
                <text:p>50.58</text:p>
              </table:table-cell>
              <table:table-cell office:value-type="float" office:value="50.62">
                <text:p>50.62</text:p>
              </table:table-cell>
              <table:table-cell office:value-type="float" office:value="54.57">
                <text:p>54.57</text:p>
              </table:table-cell>
              <table:table-cell office:value-type="float" office:value="52.51">
                <text:p>52.51</text:p>
              </table:table-cell>
              <table:table-cell office:value-type="float" office:value="53.68">
                <text:p>53.68</text:p>
              </table:table-cell>
              <table:table-cell office:value-type="float" office:value="52.51">
                <text:p>52.51</text:p>
              </table:table-cell>
              <table:table-cell office:value-type="float" office:value="53.56">
                <text:p>53.56</text:p>
              </table:table-cell>
              <table:table-cell office:value-type="float" office:value="53.62">
                <text:p>53.62</text:p>
              </table:table-cell>
              <table:table-cell office:value-type="float" office:value="52.997">
                <text:p>52.997</text:p>
              </table:table-cell>
            </table:table-row>
            <table:table-row>
              <table:table-cell office:value-type="string">
                <text:p>8</text:p>
                <draw:g>
                  <svg:desc>Sheet1.A5:Sheet1.A5</svg:desc>
                </draw:g>
              </table:table-cell>
              <table:table-cell office:value-type="float" office:value="52.13">
                <text:p>52.13</text:p>
                <draw:g>
                  <svg:desc>Sheet1.B5:Sheet1.L5</svg:desc>
                </draw:g>
              </table:table-cell>
              <table:table-cell office:value-type="float" office:value="47.74">
                <text:p>47.74</text:p>
              </table:table-cell>
              <table:table-cell office:value-type="float" office:value="43.79">
                <text:p>43.79</text:p>
              </table:table-cell>
              <table:table-cell office:value-type="float" office:value="47.76">
                <text:p>47.76</text:p>
              </table:table-cell>
              <table:table-cell office:value-type="float" office:value="42.58">
                <text:p>42.58</text:p>
              </table:table-cell>
              <table:table-cell office:value-type="float" office:value="41.75">
                <text:p>41.75</text:p>
              </table:table-cell>
              <table:table-cell office:value-type="float" office:value="43.81">
                <text:p>43.81</text:p>
              </table:table-cell>
              <table:table-cell office:value-type="float" office:value="45.79">
                <text:p>45.79</text:p>
              </table:table-cell>
              <table:table-cell office:value-type="float" office:value="44.81">
                <text:p>44.81</text:p>
              </table:table-cell>
              <table:table-cell office:value-type="float" office:value="44.71">
                <text:p>44.71</text:p>
              </table:table-cell>
              <table:table-cell office:value-type="float" office:value="45.487">
                <text:p>45.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WordCountJ Single Node</text:p>
        </chart:title>
        <chart:subtitle svg:x="5.972cm" svg:y="1.275cm" chart:style-name="ch3">
          <text:p>(by number of threads)</text:p>
        </chart:subtitle>
        <chart:legend chart:legend-position="end" svg:x="14.471cm" svg:y="3.454cm" style:legend-expansion="high" chart:style-name="ch4"/>
        <chart:plot-area chart:style-name="ch5" table:cell-range-address="Sheet1.A25:Sheet1.K29" chart:data-source-has-labels="both" svg:x="1.331cm" svg:y="2.318cm" svg:width="12.5cm" svg:height="5.521cm">
          <chartooo:coordinate-region svg:x="1.952cm" svg:y="2.517cm" svg:width="11.692cm" svg:height="4.675cm"/>
          <chart:axis chart:dimension="x" chart:name="primary-x" chart:style-name="ch6" chartooo:axis-type="auto">
            <chartooo:date-scale/>
            <chart:title svg:x="7.259cm" svg:y="8.019cm" chart:style-name="ch7">
              <text:p>trial</text:p>
            </chart:title>
            <chart:categories table:cell-range-address="Sheet1.B25:Sheet1.K25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26:Sheet1.K26" chart:label-cell-address="Sheet1.A26:Sheet1.A26" chart:class="chart:line">
            <chart:data-point chart:repeated="10"/>
          </chart:series>
          <chart:series chart:style-name="ch11" chart:values-cell-range-address="Sheet1.B27:Sheet1.K27" chart:label-cell-address="Sheet1.A27:Sheet1.A27" chart:class="chart:line">
            <chart:data-point chart:repeated="10"/>
          </chart:series>
          <chart:series chart:style-name="ch12" chart:values-cell-range-address="Sheet1.B28:Sheet1.K28" chart:label-cell-address="Sheet1.A28:Sheet1.A28" chart:class="chart:line">
            <chart:data-point chart:repeated="10"/>
          </chart:series>
          <chart:series chart:style-name="ch13" chart:values-cell-range-address="Sheet1.B29:Sheet1.K29" chart:label-cell-address="Sheet1.A29:Sheet1.A29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25:Sheet1.K2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6:Sheet1.A26</svg:desc>
                </draw:g>
              </table:table-cell>
              <table:table-cell office:value-type="float" office:value="9.17">
                <text:p>9.17</text:p>
                <draw:g>
                  <svg:desc>Sheet1.B26:Sheet1.K26</svg:desc>
                </draw:g>
              </table:table-cell>
              <table:table-cell office:value-type="float" office:value="8.99">
                <text:p>8.99</text:p>
              </table:table-cell>
              <table:table-cell office:value-type="float" office:value="9.19">
                <text:p>9.19</text:p>
              </table:table-cell>
              <table:table-cell office:value-type="float" office:value="8.95">
                <text:p>8.95</text:p>
              </table:table-cell>
              <table:table-cell office:value-type="float" office:value="8.92">
                <text:p>8.92</text:p>
              </table:table-cell>
              <table:table-cell office:value-type="float" office:value="8.94">
                <text:p>8.94</text:p>
              </table:table-cell>
              <table:table-cell office:value-type="float" office:value="8.97">
                <text:p>8.97</text:p>
              </table:table-cell>
              <table:table-cell office:value-type="float" office:value="9.17">
                <text:p>9.17</text:p>
              </table:table-cell>
              <table:table-cell office:value-type="float" office:value="8.92">
                <text:p>8.92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2</text:p>
                <draw:g>
                  <svg:desc>Sheet1.A27:Sheet1.A27</svg:desc>
                </draw:g>
              </table:table-cell>
              <table:table-cell office:value-type="float" office:value="10.35">
                <text:p>10.35</text:p>
                <draw:g>
                  <svg:desc>Sheet1.B27:Sheet1.K27</svg:desc>
                </draw:g>
              </table:table-cell>
              <table:table-cell office:value-type="float" office:value="10.35">
                <text:p>10.35</text:p>
              </table:table-cell>
              <table:table-cell office:value-type="float" office:value="10.2">
                <text:p>10.2</text:p>
              </table:table-cell>
              <table:table-cell office:value-type="float" office:value="10.24">
                <text:p>10.24</text:p>
              </table:table-cell>
              <table:table-cell office:value-type="float" office:value="10.26">
                <text:p>10.26</text:p>
              </table:table-cell>
              <table:table-cell office:value-type="float" office:value="10.32">
                <text:p>10.32</text:p>
              </table:table-cell>
              <table:table-cell office:value-type="float" office:value="10.28">
                <text:p>10.28</text:p>
              </table:table-cell>
              <table:table-cell office:value-type="float" office:value="10.38">
                <text:p>10.38</text:p>
              </table:table-cell>
              <table:table-cell office:value-type="float" office:value="10.18">
                <text:p>10.18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4</text:p>
                <draw:g>
                  <svg:desc>Sheet1.A28:Sheet1.A28</svg:desc>
                </draw:g>
              </table:table-cell>
              <table:table-cell office:value-type="float" office:value="10.93">
                <text:p>10.93</text:p>
                <draw:g>
                  <svg:desc>Sheet1.B28:Sheet1.K28</svg:desc>
                </draw:g>
              </table:table-cell>
              <table:table-cell office:value-type="float" office:value="11.04">
                <text:p>11.04</text:p>
              </table:table-cell>
              <table:table-cell office:value-type="float" office:value="10.89">
                <text:p>10.89</text:p>
              </table:table-cell>
              <table:table-cell office:value-type="float" office:value="10.95">
                <text:p>10.95</text:p>
              </table:table-cell>
              <table:table-cell office:value-type="float" office:value="10.91">
                <text:p>10.91</text:p>
              </table:table-cell>
              <table:table-cell office:value-type="float" office:value="11">
                <text:p>11</text:p>
              </table:table-cell>
              <table:table-cell office:value-type="float" office:value="10.98">
                <text:p>10.98</text:p>
              </table:table-cell>
              <table:table-cell office:value-type="float" office:value="11.02">
                <text:p>11.02</text:p>
              </table:table-cell>
              <table:table-cell office:value-type="float" office:value="10.94">
                <text:p>10.9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8</text:p>
                <draw:g>
                  <svg:desc>Sheet1.A29:Sheet1.A29</svg:desc>
                </draw:g>
              </table:table-cell>
              <table:table-cell office:value-type="float" office:value="10.56">
                <text:p>10.56</text:p>
                <draw:g>
                  <svg:desc>Sheet1.B29:Sheet1.K29</svg:desc>
                </draw:g>
              </table:table-cell>
              <table:table-cell office:value-type="float" office:value="10.51">
                <text:p>10.51</text:p>
              </table:table-cell>
              <table:table-cell office:value-type="float" office:value="10.51">
                <text:p>10.51</text:p>
              </table:table-cell>
              <table:table-cell office:value-type="float" office:value="10.49">
                <text:p>10.49</text:p>
              </table:table-cell>
              <table:table-cell office:value-type="float" office:value="10.49">
                <text:p>10.49</text:p>
              </table:table-cell>
              <table:table-cell office:value-type="float" office:value="10.5">
                <text:p>10.5</text:p>
              </table:table-cell>
              <table:table-cell office:value-type="float" office:value="10.59">
                <text:p>10.59</text:p>
              </table:table-cell>
              <table:table-cell office:value-type="float" office:value="10.54">
                <text:p>10.54</text:p>
              </table:table-cell>
              <table:table-cell office:value-type="float" office:value="10.51">
                <text:p>10.51</text:p>
              </table:table-cell>
              <table:table-cell office:value-type="float" office:value="10.58">
                <text:p>10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6cm" chart:style-name="ch2">
          <text:p>Threaded vs. Hadoop</text:p>
        </chart:title>
        <chart:legend chart:legend-position="end" svg:x="13.492cm" svg:y="3.952cm" style:legend-expansion="high" chart:style-name="ch3"/>
        <chart:plot-area chart:style-name="ch4" table:cell-range-address="Sheet1.A9:Sheet1.K11" chart:data-source-has-labels="both" svg:x="1.331cm" svg:y="1.635cm" svg:width="11.521cm" svg:height="6.204cm">
          <chartooo:coordinate-region svg:x="2.138cm" svg:y="1.834cm" svg:width="10.528cm" svg:height="5.358cm"/>
          <chart:axis chart:dimension="x" chart:name="primary-x" chart:style-name="ch5" chartooo:axis-type="auto">
            <chartooo:date-scale/>
            <chart:title svg:x="6.716cm" svg:y="8.019cm" chart:style-name="ch6">
              <text:p>Trial</text:p>
            </chart:title>
            <chart:categories table:cell-range-address="Sheet1.B9:Sheet1.K9"/>
          </chart:axis>
          <chart:axis chart:dimension="y" chart:name="primary-y" chart:style-name="ch5">
            <chart:title svg:x="0.451cm" svg:y="5.95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0:Sheet1.K10" chart:label-cell-address="Sheet1.A10:Sheet1.A10" chart:class="chart:line">
            <chart:data-point chart:repeated="10"/>
          </chart:series>
          <chart:series chart:style-name="ch10" chart:values-cell-range-address="Sheet1.B11:Sheet1.K11" chart:label-cell-address="Sheet1.A11:Sheet1.A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9:Sheet1.K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Hadoop</text:p>
                <draw:g>
                  <svg:desc>Sheet1.A10:Sheet1.A10</svg:desc>
                </draw:g>
              </table:table-cell>
              <table:table-cell office:value-type="float" office:value="124.69">
                <text:p>124.69</text:p>
                <draw:g>
                  <svg:desc>Sheet1.B10:Sheet1.K10</svg:desc>
                </draw:g>
              </table:table-cell>
              <table:table-cell office:value-type="float" office:value="124.627">
                <text:p>124.627</text:p>
              </table:table-cell>
              <table:table-cell office:value-type="float" office:value="124.45">
                <text:p>124.45</text:p>
              </table:table-cell>
              <table:table-cell office:value-type="float" office:value="123.63">
                <text:p>123.63</text:p>
              </table:table-cell>
              <table:table-cell office:value-type="float" office:value="124.69">
                <text:p>124.69</text:p>
              </table:table-cell>
              <table:table-cell office:value-type="float" office:value="123.71">
                <text:p>123.71</text:p>
              </table:table-cell>
              <table:table-cell office:value-type="float" office:value="124.6">
                <text:p>124.6</text:p>
              </table:table-cell>
              <table:table-cell office:value-type="float" office:value="123.52">
                <text:p>123.52</text:p>
              </table:table-cell>
              <table:table-cell office:value-type="float" office:value="123.7">
                <text:p>123.7</text:p>
              </table:table-cell>
              <table:table-cell office:value-type="float" office:value="122.58">
                <text:p>122.58</text:p>
              </table:table-cell>
            </table:table-row>
            <table:table-row>
              <table:table-cell office:value-type="string">
                <text:p>Java</text:p>
                <draw:g>
                  <svg:desc>Sheet1.A11:Sheet1.A11</svg:desc>
                </draw:g>
              </table:table-cell>
              <table:table-cell office:value-type="float" office:value="9.17">
                <text:p>9.17</text:p>
                <draw:g>
                  <svg:desc>Sheet1.B11:Sheet1.K11</svg:desc>
                </draw:g>
              </table:table-cell>
              <table:table-cell office:value-type="float" office:value="8.99">
                <text:p>8.99</text:p>
              </table:table-cell>
              <table:table-cell office:value-type="float" office:value="9.19">
                <text:p>9.19</text:p>
              </table:table-cell>
              <table:table-cell office:value-type="float" office:value="8.95">
                <text:p>8.95</text:p>
              </table:table-cell>
              <table:table-cell office:value-type="float" office:value="8.92">
                <text:p>8.92</text:p>
              </table:table-cell>
              <table:table-cell office:value-type="float" office:value="8.94">
                <text:p>8.94</text:p>
              </table:table-cell>
              <table:table-cell office:value-type="float" office:value="8.97">
                <text:p>8.97</text:p>
              </table:table-cell>
              <table:table-cell office:value-type="float" office:value="9.17">
                <text:p>9.17</text:p>
              </table:table-cell>
              <table:table-cell office:value-type="float" office:value="8.92">
                <text:p>8.92</text:p>
              </table:table-cell>
              <table:table-cell office:value-type="float" office:value="8.86">
                <text:p>8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